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odificationException.getTransactio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odification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odificationException.ConcurrentModificationException( Transaction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